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e0093" officeooo:paragraph-rsid="001e0093"/>
    </style:style>
    <style:style style:name="P2" style:family="paragraph" style:parent-style-name="Standard">
      <style:text-properties officeooo:rsid="001e258a" officeooo:paragraph-rsid="001e258a"/>
    </style:style>
    <style:style style:name="P3" style:family="paragraph" style:parent-style-name="Standard">
      <style:text-properties officeooo:paragraph-rsid="001e258a"/>
    </style:style>
    <style:style style:name="P4" style:family="paragraph" style:parent-style-name="Standard">
      <style:text-properties officeooo:rsid="001e258a" officeooo:paragraph-rsid="001e258a"/>
    </style:style>
    <style:style style:name="P5" style:family="paragraph" style:parent-style-name="Standard">
      <style:text-properties officeooo:rsid="0020b267" officeooo:paragraph-rsid="001e258a"/>
    </style:style>
    <style:style style:name="P6" style:family="paragraph" style:parent-style-name="Standard">
      <style:text-properties officeooo:rsid="0020b267" officeooo:paragraph-rsid="00239444"/>
    </style:style>
    <style:style style:name="P7" style:family="paragraph" style:parent-style-name="Standard">
      <style:text-properties officeooo:paragraph-rsid="001e258a"/>
    </style:style>
    <style:style style:name="P8" style:family="paragraph" style:parent-style-name="Standard">
      <style:text-properties officeooo:rsid="001e0093" officeooo:paragraph-rsid="001e0093"/>
    </style:style>
    <style:style style:name="P9" style:family="paragraph" style:parent-style-name="Standard">
      <style:text-properties officeooo:rsid="0026aa0f" officeooo:paragraph-rsid="0026aa0f"/>
    </style:style>
    <style:style style:name="P10" style:family="paragraph" style:parent-style-name="Standard">
      <style:text-properties officeooo:paragraph-rsid="0027ee02"/>
    </style:style>
    <style:style style:name="P11" style:family="paragraph" style:parent-style-name="Standard">
      <style:text-properties officeooo:rsid="0029ea15" officeooo:paragraph-rsid="0029ea15"/>
    </style:style>
    <style:style style:name="P12" style:family="paragraph" style:parent-style-name="Standard">
      <style:text-properties officeooo:rsid="002bad20" officeooo:paragraph-rsid="002bad20"/>
    </style:style>
    <style:style style:name="P13" style:family="paragraph" style:parent-style-name="Standard">
      <style:text-properties officeooo:rsid="003040c3" officeooo:paragraph-rsid="003040c3"/>
    </style:style>
    <style:style style:name="P14" style:family="paragraph" style:parent-style-name="Standard">
      <style:text-properties officeooo:rsid="003068b3" officeooo:paragraph-rsid="003068b3"/>
    </style:style>
    <style:style style:name="P15" style:family="paragraph" style:parent-style-name="Standard">
      <style:text-properties officeooo:paragraph-rsid="003068b3"/>
    </style:style>
    <style:style style:name="P16" style:family="paragraph" style:parent-style-name="Standard">
      <style:text-properties officeooo:rsid="00316b4f" officeooo:paragraph-rsid="00316b4f"/>
    </style:style>
    <style:style style:name="T1" style:family="text">
      <style:text-properties officeooo:rsid="001e258a"/>
    </style:style>
    <style:style style:name="T2" style:family="text">
      <style:text-properties officeooo:rsid="0020b267"/>
    </style:style>
    <style:style style:name="T3" style:family="text">
      <style:text-properties officeooo:rsid="0024b6b1"/>
    </style:style>
    <style:style style:name="T4" style:family="text">
      <style:text-properties officeooo:rsid="0027ee02"/>
    </style:style>
    <style:style style:name="T5" style:family="text">
      <style:text-properties officeooo:rsid="003040c3"/>
    </style:style>
    <style:style style:name="T6" style:family="text">
      <style:text-properties officeooo:rsid="003068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g功能模块：</text:p>
      <text:p text:style-name="P1"/>
      <text:p text:style-name="P10"><text:span text:style-name="T1">1.http 服务 </text:span>nickel.rs　<text:span text:style-name="T4">http://ironframework.io/</text:span></text:p>
      <text:p text:style-name="P3"/>
      <text:p text:style-name="P2">2.html 内容 <text:s/>生成</text:p>
      <text:p text:style-name="P2"/>
      <text:p text:style-name="P2">3.html 文件生成</text:p>
      <text:p text:style-name="P2"/>
      <text:p text:style-name="P6">已经有了一个http的简单服务。nickel.rs</text:p>
      <text:p text:style-name="P5"/>
      <text:p text:style-name="P3"><text:span text:style-name="T2">需要一个html的模板。</text:span><text:a xlink:type="simple" xlink:href="https://github.com/lfairy/maud" text:style-name="Internet_20_link" text:visited-style-name="Visited_20_Internet_20_Link"><text:span text:style-name="Strong_20_Emphasis">maud</text:span></text:a> （还不能稳定使用）</text:p>
      <text:p text:style-name="P3"/>
      <text:p text:style-name="Standard"><text:a xlink:type="simple" xlink:href="https://github.com/erickt" text:style-name="Internet_20_link" text:visited-style-name="Visited_20_Internet_20_Link">erickt</text:a>/<text:a xlink:type="simple" xlink:href="https://github.com/erickt/mre" text:style-name="Internet_20_link" text:visited-style-name="Visited_20_Internet_20_Link"><text:span text:style-name="Strong_20_Emphasis">mre</text:span></text:a> 　可以查看一个<text:span text:style-name="T3">blog 的例子。</text:span></text:p>
      <text:p text:style-name="Standard">这里有些参考资源</text:p>
      <text:p text:style-name="P9">http://arewewebyet.com/</text:p>
      <text:p text:style-name="P3"><text:a xlink:type="simple" xlink:href="https://crates.io/" text:style-name="Internet_20_link" text:visited-style-name="Visited_20_Internet_20_Link">https://crates.io</text:a></text:p>
      <text:p text:style-name="P3"/>
      <text:p text:style-name="P11">io 操作是避免不了的。</text:p>
      <text:p text:style-name="P11"/>
      <text:p text:style-name="P12"><text:a xlink:type="simple" xlink:href="http://rustbyexample.com/" text:style-name="Internet_20_link" text:visited-style-name="Visited_20_Internet_20_Link">http://rustbyexample.com/</text:a></text:p>
      <text:p text:style-name="P12"/>
      <text:p text:style-name="P3">里面有标准库的操作。</text:p>
      <text:p text:style-name="P3"/>
      <text:p text:style-name="P3">根据规则来走完全可行。</text:p>
      <text:p text:style-name="P3"/>
      <text:p text:style-name="P3">总共３个网页。</text:p>
      <text:p text:style-name="P3">１.后台发布页。</text:p>
      <text:p text:style-name="P3">２.索引显示页。</text:p>
      <text:p text:style-name="P13"><text:s/>3.具体内容页。</text:p>
      <text:p text:style-name="P13"/>
      <text:p text:style-name="P15"><text:span text:style-name="T6">Rust mysql <text:s/></text:span><text:a xlink:type="simple" xlink:href="https://github.com/blackbeam/rust-mysql-simple" text:style-name="Internet_20_link" text:visited-style-name="Visited_20_Internet_20_Link"><text:span text:style-name="Strong_20_Emphasis">rust-mysql-simple</text:span></text:a> </text:p>
      <text:p text:style-name="P15"/>
      <text:p text:style-name="P16">http://blackbeam.org/doc/mysql/index.html#example</text:p>
      <text:p text:style-name="P14"/>
      <text:p text:style-name="P3"/>
      <text:p text:style-name="P3"/>
      <text:p text:style-name="P5"/>
      <text:p text:style-name="P5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11:36:15.706584036</meta:creation-date>
    <dc:date>2015-09-01T17:08:14.485571006</dc:date>
    <meta:editing-duration>PT6H52M52S</meta:editing-duration>
    <meta:editing-cycles>19</meta:editing-cycles>
    <meta:generator>LibreOffice/4.4.2.2$Linux_X86_64 LibreOffice_project/40m0$Build-2</meta:generator>
    <meta:document-statistic meta:table-count="0" meta:image-count="0" meta:object-count="0" meta:page-count="1" meta:paragraph-count="20" meta:word-count="142" meta:character-count="371" meta:non-whitespace-character-count="354"/>
  </office:meta>
</office:document-meta>
</file>